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paragraph-rsid="0016e68f"/>
    </style:style>
    <style:style style:name="P4" style:family="paragraph" style:parent-style-name="Standard">
      <style:text-properties fo:language="pl" fo:country="PL" officeooo:rsid="00228781" officeooo:paragraph-rsid="0013ee62"/>
    </style:style>
    <style:style style:name="P5" style:family="paragraph" style:parent-style-name="Standard">
      <style:text-properties fo:language="pl" fo:country="PL" officeooo:rsid="00287ec5" officeooo:paragraph-rsid="00287ec5"/>
    </style:style>
    <style:style style:name="P6" style:family="paragraph" style:parent-style-name="Standard">
      <style:text-properties fo:language="pl" fo:country="PL" officeooo:rsid="00287ec5" officeooo:paragraph-rsid="00177874"/>
    </style:style>
    <style:style style:name="P7" style:family="paragraph" style:parent-style-name="Standard">
      <style:text-properties fo:language="pl" fo:country="PL" officeooo:rsid="002ec898" officeooo:paragraph-rsid="002ec898"/>
    </style:style>
    <style:style style:name="P8" style:family="paragraph" style:parent-style-name="Standard">
      <style:text-properties fo:language="pl" fo:country="PL" style:text-underline-style="none" fo:font-weight="normal" officeooo:rsid="012217c4" officeooo:paragraph-rsid="0032b7d6" style:font-weight-asian="normal" style:font-weight-complex="normal"/>
    </style:style>
    <style:style style:name="P9" style:family="paragraph" style:parent-style-name="Standard">
      <style:text-properties fo:language="pl" fo:country="PL" officeooo:rsid="002ec898" officeooo:paragraph-rsid="002ec898"/>
    </style:style>
    <style:style style:name="P10" style:family="paragraph" style:parent-style-name="Standard">
      <style:text-properties fo:language="pl" fo:country="PL" officeooo:rsid="00228781" officeooo:paragraph-rsid="0013ee62"/>
    </style:style>
    <style:style style:name="P11" style:family="paragraph" style:parent-style-name="Standard">
      <style:paragraph-properties fo:text-align="start" style:justify-single-word="false"/>
      <style:text-properties fo:language="pl" fo:country="PL" style:text-underline-style="none" fo:font-weight="normal" officeooo:rsid="013ef50f" officeooo:paragraph-rsid="0033013e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13196dc" officeooo:paragraph-rsid="0033013e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131284a" officeooo:paragraph-rsid="0033013e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12de04c" officeooo:paragraph-rsid="0033013e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12cdb0f" officeooo:paragraph-rsid="0033caae" style:font-weight-asian="normal" style:font-weight-complex="normal"/>
    </style:style>
    <style:style style:name="T1" style:family="text">
      <style:text-properties officeooo:rsid="001fe0ea"/>
    </style:style>
    <style:style style:name="T2" style:family="text">
      <style:text-properties officeooo:rsid="0021ef9b"/>
    </style:style>
    <style:style style:name="T3" style:family="text">
      <style:text-properties officeooo:rsid="0029b545"/>
    </style:style>
    <style:style style:name="T4" style:family="text">
      <style:text-properties officeooo:rsid="002d00c3"/>
    </style:style>
    <style:style style:name="T5" style:family="text">
      <style:text-properties officeooo:rsid="002d4d01"/>
    </style:style>
    <style:style style:name="T6" style:family="text">
      <style:text-properties officeooo:rsid="0123857c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* </text:span><text:span text:style-name="T2">D</text:span><text:span text:style-name="T1">ate</text:span>: 202<text:span text:style-name="T3">5</text:span>.0<text:span text:style-name="T4">5</text:span>.<text:span text:style-name="T4">01</text:span></text:p>
      <text:p text:style-name="P3"><text:span text:style-name="T1">* </text:span><text:span text:style-name="T2">S</text:span><text:span text:style-name="T1">ource</text:span>: <text:span text:style-name="T5">mk-</text:span><text:span text:style-name="T4">ulubione</text:span></text:p>
      <text:p text:style-name="P3"><text:span text:style-name="T1">* </text:span><text:span text:style-name="T2">C</text:span><text:span text:style-name="T1">ategory</text:span>: rożne</text:p>
      <text:p text:style-name="P3">* <text:span text:style-name="T2">Shortname: </text:span><text:span text:style-name="T4">ulubione</text:span></text:p>
      <text:p text:style-name="P5">* Author: <text:span text:style-name="T4">Różni</text:span></text:p>
      <text:p text:style-name="P2"><text:span text:style-name="T1">* </text:span><text:span text:style-name="T2">M</text:span><text:span text:style-name="T1">odified</text:span>: <text:date style:data-style-name="N49" text:date-value="2025-05-01T15:36:22.191980187">2025-05-01</text:date>, <text:time style:data-style-name="N61" text:time-value="2025-05-01T15:36:22.192048709">15:36:20</text:time></text:p>
      <text:p text:style-name="P1"/>
      <text:p text:style-name="P4"/>
      <text:p text:style-name="P4"/>
      <text:p text:style-name="P15">W obecnej sytuacji, zanim mogłem choćby zacząć się relaksować, musiałem narąbać drewna na opał i przynieść wodę. (s. 171)</text:p>
      <text:p text:style-name="P15">Guy Grieve</text:p>
      <text:p text:style-name="P4"/>
      <text:p text:style-name="P14">Musisz pracować powoli, żeby nie tracić energii i się nie pocić. (s. 173)</text:p>
      <text:p text:style-name="P14">Guy Grieve</text:p>
      <text:p text:style-name="P4"/>
      <text:p text:style-name="P13">Ta woda jest zwietrzała; musisz z powrotem wtłoczyć w nią trochę powietrza. (s. 178)</text:p>
      <text:p text:style-name="P13">Guy Grieve</text:p>
      <text:p text:style-name="P4"/>
      <text:p text:style-name="P12">Każda, choćby najmniejsza poprawa komfortu lub smaku ma ogromny wpływ na morale. (s. 179)</text:p>
      <text:p text:style-name="P12">Guy Grieve</text:p>
      <text:p text:style-name="P4"/>
      <text:p text:style-name="P11">Wracałem do namiotu brudny i zmęczony, niestety, nie mogłem pozwolić sobie na odpoczynek dopóki wcześniej nie przygotowałem drewna na opał, nie rozpaliłem ognia i nie ugotowałem kolacji, niezbędnej, bym miał siły na kolejny dzień ciężkiej pracy. (s. 201)</text:p>
      <text:p text:style-name="P11">Guy Grieve</text:p>
      <text:p text:style-name="P4"/>
      <text:p text:style-name="P8">Powtarzam sobie, że nic nie robi się samo i że muszę przestać się nad sobą użalać. (s. 168)</text:p>
      <text:p text:style-name="P8">Guy Grie<text:span text:style-name="T6">v</text:span>e</text:p>
      <text:p text:style-name="P4"/>
      <text:p text:style-name="P4">Stwórz konkretny plan spełnienia Twojego pragnienia i bez względu na to, czy jesteś gotowy czy nie, zacznij natychmiast wprowadzać go w życie.</text:p>
      <text:p text:style-name="P4">Napoleon Hill</text:p>
      <text:p text:style-name="P4"/>
      <text:p text:style-name="P6">Aby zdobyć wielkość, człowiek musi tworzyć, a nie odtworzyć.</text:p>
      <text:p text:style-name="P6">Antoine de Saint-Exupéry</text:p>
      <text:p text:style-name="P6"/>
      <text:p text:style-name="P7">Mądry człowiek robi od razu to, co głupiec robi w końcu.</text:p>
      <text:p text:style-name="P7">Baltasar Gracian</text:p>
      <text:p text:style-name="P7"/>
      <text:p text:style-name="P7">Jeżeli chcesz odnieść sukces, musisz skupić się na tym, czego możesz dokonać, a nie na tym, czego nie możesz.</text:p>
      <text:p text:style-name="P7">John C. Maxwell</text:p>
      <text:p text:style-name="P7"/>
      <text:p text:style-name="P7">Nie pozwól obawie o to, ile zajmie osiągnięcie czegoś, przeszkodzić Ci w robieniu tego. Czas i tak upłynie, a możemy równie dobrze wykorzystać go w najlepszy możliwy sposób.</text:p>
      <text:p text:style-name="P7">Earl Nightingale</text:p>
      <text:p text:style-name="P7"/>
      <text:p text:style-name="P7">Jeśli masz więcej niż 3 priorytety działania, to znaczy, że nie masz żadnego.</text:p>
      <text:p text:style-name="P7">Jim Collins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5-01T15:36:22.129742166</dc:date>
    <meta:editing-duration>PT1H1M53S</meta:editing-duration>
    <meta:editing-cycles>44</meta:editing-cycles>
    <meta:document-statistic meta:table-count="0" meta:image-count="0" meta:object-count="0" meta:page-count="1" meta:paragraph-count="30" meta:word-count="263" meta:character-count="1608" meta:non-whitespace-character-count="1375"/>
  </office:meta>
</office:document-meta>
</file>